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3" svg:font-family="Arial"/>
    <style:font-face style:name="HiraKakuProN-W3" svg:font-family="HiraKakuProN-W3"/>
    <style:font-face style:name="HiraMaruPro-W4" svg:font-family="HiraMaruPro-W4"/>
    <style:font-face style:name="Lucida Sans1" svg:font-family="'Lucida Sans'"/>
    <style:font-face style:name="OpenSymbol" svg:font-family="OpenSymbol"/>
    <style:font-face style:name="SimSun" svg:font-family="SimSun"/>
    <style:font-face style:name="Arial2" svg:font-family="Arial" style:font-family-generic="swiss"/>
    <style:font-face style:name="ArialMT" svg:font-family="ArialMT" style:font-family-generic="swiss"/>
    <style:font-face style:name="Courier" svg:font-family="Courier" style:font-family-generic="modern" style:font-pitch="fixed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iragino Maru Gothic Pro" svg:font-family="'Hiragino Maru Gothic Pro'" style:font-family-generic="swiss" style:font-pitch="variable"/>
    <style:font-face style:name="MS PGothic" svg:font-family="'MS PGothic'" style:font-family-generic="swiss" style:font-pitch="variable"/>
    <style:font-face style:name="Lucida Sans" svg:font-family="'Lucida Sans'" style:font-family-generic="system" style:font-pitch="variable"/>
  </office:font-face-decls>
  <office:automatic-styles>
    <style:style style:name="Tabla392" style:family="table">
      <style:table-properties style:width="12.487cm" fo:margin-left="0cm" fo:margin-right="0.363cm" table:align="margins" style:shadow="none"/>
    </style:style>
    <style:style style:name="Tabla392.A" style:family="table-column">
      <style:table-column-properties style:column-width="1.988cm" style:rel-column-width="10433*"/>
    </style:style>
    <style:style style:name="Tabla392.B" style:family="table-column">
      <style:table-column-properties style:column-width="2.517cm" style:rel-column-width="13210*"/>
    </style:style>
    <style:style style:name="Tabla392.C" style:family="table-column">
      <style:table-column-properties style:column-width="3.914cm" style:rel-column-width="20542*"/>
    </style:style>
    <style:style style:name="Tabla392.D" style:family="table-column">
      <style:table-column-properties style:column-width="4.068cm" style:rel-column-width="21350*"/>
    </style:style>
    <style:style style:name="Tabla392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392.D1" style:family="table-cell">
      <style:table-cell-properties style:vertical-align="middle" fo:padding="0.097cm" fo:border="0.018cm solid #666666"/>
    </style:style>
    <style:style style:name="Tabla392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392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116" style:family="table">
      <style:table-properties style:width="12.487cm" fo:margin-left="0cm" fo:margin-right="0.363cm" table:align="margins"/>
    </style:style>
    <style:style style:name="Tabla116.A" style:family="table-column">
      <style:table-column-properties style:column-width="1.988cm" style:rel-column-width="10433*"/>
    </style:style>
    <style:style style:name="Tabla116.B" style:family="table-column">
      <style:table-column-properties style:column-width="2.517cm" style:rel-column-width="13210*"/>
    </style:style>
    <style:style style:name="Tabla116.C" style:family="table-column">
      <style:table-column-properties style:column-width="3.914cm" style:rel-column-width="20542*"/>
    </style:style>
    <style:style style:name="Tabla116.D" style:family="table-column">
      <style:table-column-properties style:column-width="4.068cm" style:rel-column-width="21350*"/>
    </style:style>
    <style:style style:name="Tabla116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116.D1" style:family="table-cell">
      <style:table-cell-properties style:vertical-align="middle" fo:padding="0.097cm" fo:border="0.018cm solid #666666"/>
    </style:style>
    <style:style style:name="Tabla116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116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251" style:family="table">
      <style:table-properties style:width="12.478cm" fo:margin-left="0cm" fo:margin-right="0.372cm" table:align="margins"/>
    </style:style>
    <style:style style:name="Tabla251.A" style:family="table-column">
      <style:table-column-properties style:column-width="1.988cm" style:rel-column-width="10440*"/>
    </style:style>
    <style:style style:name="Tabla251.B" style:family="table-column">
      <style:table-column-properties style:column-width="2.517cm" style:rel-column-width="13220*"/>
    </style:style>
    <style:style style:name="Tabla251.C" style:family="table-column">
      <style:table-column-properties style:column-width="3.914cm" style:rel-column-width="20557*"/>
    </style:style>
    <style:style style:name="Tabla251.D" style:family="table-column">
      <style:table-column-properties style:column-width="4.059cm" style:rel-column-width="21318*"/>
    </style:style>
    <style:style style:name="Tabla251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251.D1" style:family="table-cell">
      <style:table-cell-properties style:vertical-align="middle" fo:padding="0.097cm" fo:border="0.018cm solid #666666"/>
    </style:style>
    <style:style style:name="Tabla251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251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166" style:family="table">
      <style:table-properties style:width="12.495cm" fo:margin-left="0cm" fo:margin-right="0.355cm" table:align="margins"/>
    </style:style>
    <style:style style:name="Tabla166.A" style:family="table-column">
      <style:table-column-properties style:column-width="1.974cm" style:rel-column-width="10352*"/>
    </style:style>
    <style:style style:name="Tabla166.B" style:family="table-column">
      <style:table-column-properties style:column-width="2.54cm" style:rel-column-width="13321*"/>
    </style:style>
    <style:style style:name="Tabla166.C" style:family="table-column">
      <style:table-column-properties style:column-width="3.923cm" style:rel-column-width="20574*"/>
    </style:style>
    <style:style style:name="Tabla166.D" style:family="table-column">
      <style:table-column-properties style:column-width="4.059cm" style:rel-column-width="21288*"/>
    </style:style>
    <style:style style:name="Tabla166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166.D1" style:family="table-cell">
      <style:table-cell-properties style:vertical-align="middle" fo:padding="0.097cm" fo:border="0.018cm solid #666666"/>
    </style:style>
    <style:style style:name="Tabla166.C2" style:family="table-cell">
      <style:table-cell-properties fo:padding="0.097cm" fo:border-left="0.018cm solid #666666" fo:border-right="none" fo:border-top="none" fo:border-bottom="0.018cm solid #666666"/>
    </style:style>
    <style:style style:name="Tabla166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304" style:family="table">
      <style:table-properties style:width="12.483cm" fo:margin-left="0.026cm" fo:margin-right="0.34cm" table:align="margins" style:shadow="none"/>
    </style:style>
    <style:style style:name="Tabla304.A" style:family="table-column">
      <style:table-column-properties style:column-width="1.958cm" style:rel-column-width="10278*"/>
    </style:style>
    <style:style style:name="Tabla304.B" style:family="table-column">
      <style:table-column-properties style:column-width="2.508cm" style:rel-column-width="13168*"/>
    </style:style>
    <style:style style:name="Tabla304.C" style:family="table-column">
      <style:table-column-properties style:column-width="3.918cm" style:rel-column-width="20567*"/>
    </style:style>
    <style:style style:name="Tabla304.D" style:family="table-column">
      <style:table-column-properties style:column-width="4.099cm" style:rel-column-width="21522*"/>
    </style:style>
    <style:style style:name="Tabla304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304.D1" style:family="table-cell">
      <style:table-cell-properties style:vertical-align="middle" fo:padding="0.097cm" fo:border="0.018cm solid #666666"/>
    </style:style>
    <style:style style:name="Tabla304.A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304.C2" style:family="table-cell">
      <style:table-cell-properties fo:padding="0.097cm" fo:border-left="0.018cm solid #666666" fo:border-right="none" fo:border-top="none" fo:border-bottom="0.018cm solid #666666"/>
    </style:style>
    <style:style style:name="Tabla304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383" style:family="table">
      <style:table-properties style:width="12.495cm" fo:margin-left="0cm" fo:margin-right="0.355cm" table:align="margins" style:shadow="none"/>
    </style:style>
    <style:style style:name="Tabla383.A" style:family="table-column">
      <style:table-column-properties style:column-width="1.974cm" style:rel-column-width="10352*"/>
    </style:style>
    <style:style style:name="Tabla383.B" style:family="table-column">
      <style:table-column-properties style:column-width="2.54cm" style:rel-column-width="13321*"/>
    </style:style>
    <style:style style:name="Tabla383.C" style:family="table-column">
      <style:table-column-properties style:column-width="3.923cm" style:rel-column-width="20574*"/>
    </style:style>
    <style:style style:name="Tabla383.D" style:family="table-column">
      <style:table-column-properties style:column-width="4.059cm" style:rel-column-width="21288*"/>
    </style:style>
    <style:style style:name="Tabla383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383.D1" style:family="table-cell">
      <style:table-cell-properties style:vertical-align="middle" fo:padding="0.097cm" fo:border="0.018cm solid #666666"/>
    </style:style>
    <style:style style:name="Tabla383.A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383.C2" style:family="table-cell">
      <style:table-cell-properties fo:padding="0.097cm" fo:border-left="0.018cm solid #666666" fo:border-right="none" fo:border-top="none" fo:border-bottom="0.018cm solid #666666"/>
    </style:style>
    <style:style style:name="Tabla383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417" style:family="table">
      <style:table-properties style:width="12.478cm" fo:margin-left="0cm" fo:margin-right="0.372cm" table:align="margins" style:shadow="none"/>
    </style:style>
    <style:style style:name="Tabla417.A" style:family="table-column">
      <style:table-column-properties style:column-width="1.988cm" style:rel-column-width="10440*"/>
    </style:style>
    <style:style style:name="Tabla417.B" style:family="table-column">
      <style:table-column-properties style:column-width="2.517cm" style:rel-column-width="13220*"/>
    </style:style>
    <style:style style:name="Tabla417.C" style:family="table-column">
      <style:table-column-properties style:column-width="3.914cm" style:rel-column-width="20557*"/>
    </style:style>
    <style:style style:name="Tabla417.D" style:family="table-column">
      <style:table-column-properties style:column-width="4.059cm" style:rel-column-width="21318*"/>
    </style:style>
    <style:style style:name="Tabla417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417.D1" style:family="table-cell">
      <style:table-cell-properties style:vertical-align="middle" fo:padding="0.097cm" fo:border="0.018cm solid #666666"/>
    </style:style>
    <style:style style:name="Tabla417.A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417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316" style:family="table">
      <style:table-properties style:width="12.518cm" fo:margin-left="0cm" fo:margin-right="0.332cm" table:align="margins" style:shadow="none"/>
    </style:style>
    <style:style style:name="Tabla316.A" style:family="table-column">
      <style:table-column-properties style:column-width="1.97cm" style:rel-column-width="10314*"/>
    </style:style>
    <style:style style:name="Tabla316.B" style:family="table-column">
      <style:table-column-properties style:column-width="2.494cm" style:rel-column-width="13057*"/>
    </style:style>
    <style:style style:name="Tabla316.C" style:family="table-column">
      <style:table-column-properties style:column-width="3.969cm" style:rel-column-width="20776*"/>
    </style:style>
    <style:style style:name="Tabla316.D" style:family="table-column">
      <style:table-column-properties style:column-width="4.085cm" style:rel-column-width="21388*"/>
    </style:style>
    <style:style style:name="Tabla316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316.C1" style:family="table-cell">
      <style:table-cell-properties fo:padding="0.097cm" fo:border-left="0.018cm solid #666666" fo:border-right="none" fo:border-top="0.018cm solid #666666" fo:border-bottom="0.018cm solid #666666"/>
    </style:style>
    <style:style style:name="Tabla316.D1" style:family="table-cell">
      <style:table-cell-properties fo:padding="0.097cm" fo:border="0.018cm solid #666666"/>
    </style:style>
    <style:style style:name="Tabla316.A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316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158" style:family="table">
      <style:table-properties style:width="12.478cm" fo:margin-left="0cm" fo:margin-right="0.372cm" table:align="margins" style:shadow="none"/>
    </style:style>
    <style:style style:name="Tabla158.A" style:family="table-column">
      <style:table-column-properties style:column-width="1.988cm" style:rel-column-width="10440*"/>
    </style:style>
    <style:style style:name="Tabla158.B" style:family="table-column">
      <style:table-column-properties style:column-width="2.517cm" style:rel-column-width="13220*"/>
    </style:style>
    <style:style style:name="Tabla158.C" style:family="table-column">
      <style:table-column-properties style:column-width="3.914cm" style:rel-column-width="20557*"/>
    </style:style>
    <style:style style:name="Tabla158.D" style:family="table-column">
      <style:table-column-properties style:column-width="4.059cm" style:rel-column-width="21318*"/>
    </style:style>
    <style:style style:name="Tabla158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158.D1" style:family="table-cell">
      <style:table-cell-properties style:vertical-align="middle" fo:padding="0.097cm" fo:border="0.018cm solid #666666"/>
    </style:style>
    <style:style style:name="Tabla173" style:family="table">
      <style:table-properties style:width="12.502cm" fo:margin-left="0.007cm" fo:margin-right="0.34cm" table:align="margins" style:shadow="none"/>
    </style:style>
    <style:style style:name="Tabla173.A" style:family="table-column">
      <style:table-column-properties style:column-width="1.97cm" style:rel-column-width="10327*"/>
    </style:style>
    <style:style style:name="Tabla173.B" style:family="table-column">
      <style:table-column-properties style:column-width="2.526cm" style:rel-column-width="13240*"/>
    </style:style>
    <style:style style:name="Tabla173.C" style:family="table-column">
      <style:table-column-properties style:column-width="3.918cm" style:rel-column-width="20535*"/>
    </style:style>
    <style:style style:name="Tabla173.D" style:family="table-column">
      <style:table-column-properties style:column-width="4.089cm" style:rel-column-width="21433*"/>
    </style:style>
    <style:style style:name="Tabla173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173.D1" style:family="table-cell">
      <style:table-cell-properties style:vertical-align="middle" fo:padding="0.097cm" fo:border="0.018cm solid #666666"/>
    </style:style>
    <style:style style:name="Tabla173.A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173.C2" style:family="table-cell">
      <style:table-cell-properties fo:padding="0.097cm" fo:border-left="0.018cm solid #666666" fo:border-right="none" fo:border-top="none" fo:border-bottom="0.018cm solid #666666"/>
    </style:style>
    <style:style style:name="Tabla173.D2" style:family="table-cell">
      <style:table-cell-properties fo:padding="0.097cm" fo:border-left="0.018cm solid #666666" fo:border-right="0.018cm solid #666666" fo:border-top="none" fo:border-bottom="0.018cm solid #666666"/>
    </style:style>
    <style:style style:name="P1" style:family="paragraph" style:parent-style-name="Standard">
      <style:paragraph-properties fo:line-height="100%"/>
      <style:text-properties style:font-name="Arial" fo:font-size="10pt" style:font-name-asian="Arial" style:font-size-asian="10pt" style:font-size-complex="10pt"/>
    </style:style>
    <style:style style:name="P2" style:family="paragraph" style:parent-style-name="Standard">
      <style:paragraph-properties fo:line-height="100%"/>
      <style:text-properties style:font-name="Arial" fo:font-size="10pt" style:text-underline-style="solid" style:text-underline-width="auto" style:text-underline-color="font-color" style:font-name-asian="Arial" style:font-size-asian="10pt" style:font-size-complex="10pt"/>
    </style:style>
    <style:style style:name="P3" style:family="paragraph" style:parent-style-name="Standard">
      <style:paragraph-properties fo:line-height="10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10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line-height="100%"/>
    </style:style>
    <style:style style:name="P6" style:family="paragraph" style:parent-style-name="Standard">
      <style:paragraph-properties fo:line-height="100%" fo:text-align="center" style:justify-single-word="false"/>
    </style:style>
    <style:style style:name="P7" style:family="paragraph" style:parent-style-name="Standard">
      <style:paragraph-properties fo:line-height="100%"/>
      <style:text-properties fo:font-size="11pt" style:font-name-asian="Hiragino Maru Gothic Pro" style:font-size-asian="11pt" style:font-size-complex="11pt"/>
    </style:style>
    <style:style style:name="P8" style:family="paragraph" style:parent-style-name="Standard">
      <style:paragraph-properties fo:line-height="100%" fo:text-align="center" style:justify-single-word="false"/>
      <style:text-properties fo:font-weight="bold" style:font-weight-asian="bold" style:font-weight-complex="bold"/>
    </style:style>
    <style:style style:name="P9" style:family="paragraph" style:parent-style-name="Table_20_Contents">
      <style:paragraph-properties fo:line-height="100%"/>
      <style:text-properties style:font-name="Arial" fo:font-size="10pt" style:font-name-asian="Arial" style:font-size-asian="10pt" style:font-size-complex="10pt"/>
    </style:style>
    <style:style style:name="P10" style:family="paragraph" style:parent-style-name="Table_20_Contents">
      <style:paragraph-properties fo:line-height="10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1" style:family="paragraph" style:parent-style-name="Table_20_Contents">
      <style:paragraph-properties fo:line-height="100%" fo:text-align="center" style:justify-single-word="false"/>
      <style:text-properties style:font-name="Arial" fo:font-size="40pt" fo:font-style="normal" fo:font-weight="normal" style:font-name-asian="STKaiti" style:font-size-asian="40pt" style:font-style-asian="normal" style:font-weight-asian="normal" style:font-size-complex="40pt" style:font-style-complex="normal" style:font-weight-complex="normal"/>
    </style:style>
    <style:style style:name="P12" style:family="paragraph" style:parent-style-name="Table_20_Contents">
      <style:paragraph-properties fo:line-height="10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3" style:family="paragraph" style:parent-style-name="Table_20_Contents">
      <style:paragraph-properties fo:line-height="10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14" style:family="paragraph" style:parent-style-name="Table_20_Contents">
      <style:paragraph-properties fo:line-height="10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line-height="100%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6" style:family="paragraph" style:parent-style-name="Table_20_Contents">
      <style:paragraph-properties fo:line-height="100%" fo:text-align="start" style:justify-single-word="false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7" style:family="paragraph" style:parent-style-name="Table_20_Contents">
      <style:paragraph-properties fo:line-height="10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line-height="100%"/>
      <style:text-properties style:use-window-font-color="true" style:font-name="Arial" fo:font-size="10pt" style:font-name-asian="Arial" style:font-size-asian="10pt" style:font-size-complex="10pt"/>
    </style:style>
    <style:style style:name="P19" style:family="paragraph" style:parent-style-name="Table_20_Contents">
      <style:paragraph-properties fo:line-height="100%"/>
      <style:text-properties style:use-window-font-color="true" style:font-name="Arial" fo:font-size="10pt" style:text-underline-style="solid" style:text-underline-width="auto" style:text-underline-color="font-color" fo:font-weight="normal" style:font-name-asian="Arial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line-height="100%"/>
    </style:style>
    <style:style style:name="P21" style:family="paragraph" style:parent-style-name="Standard">
      <style:paragraph-properties fo:line-height="100%"/>
      <style:text-properties fo:color="#000000" style:font-name="Arial" fo:font-size="10pt" style:font-name-asian="Arial" style:font-size-asian="10pt" style:font-size-complex="10pt"/>
    </style:style>
    <style:style style:name="P22" style:family="paragraph" style:parent-style-name="Table_20_Contents">
      <style:paragraph-properties fo:line-height="100%"/>
      <style:text-properties style:font-name="Arial" fo:font-size="9pt" style:font-name-asian="Arial" style:font-size-asian="9pt" style:font-size-complex="9pt"/>
    </style:style>
    <style:style style:name="P23" style:family="paragraph" style:parent-style-name="Table_20_Contents">
      <style:paragraph-properties fo:line-height="10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24" style:family="paragraph" style:parent-style-name="Table_20_Contents">
      <style:paragraph-properties fo:line-height="100%"/>
      <style:text-properties style:font-name="Arial" fo:font-size="10pt" style:font-name-asian="Arial" style:font-size-asian="10pt" style:font-size-complex="10pt"/>
    </style:style>
    <style:style style:name="P25" style:family="paragraph" style:parent-style-name="Table_20_Contents">
      <style:paragraph-properties fo:line-height="100%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26" style:family="paragraph" style:parent-style-name="Table_20_Contents">
      <style:paragraph-properties fo:line-height="10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99ff" fo:font-size="9pt" style:font-size-asian="9pt" style:font-size-complex="9pt"/>
    </style:style>
    <style:style style:name="T3" style:family="text">
      <style:text-properties style:use-window-font-color="true" fo:font-size="11pt" style:font-name-asian="Hiragino Maru Gothic Pro" style:font-size-asian="11pt" style:font-size-complex="11pt"/>
    </style:style>
    <style:style style:name="T4" style:family="text">
      <style:text-properties fo:font-size="12pt" style:font-name-asian="Hiragino Maru Gothic Pro" style:font-size-asian="12pt" style:font-size-complex="12pt"/>
    </style:style>
    <style:style style:name="T5" style:family="text">
      <style:text-properties fo:font-size="12pt" fo:font-weight="normal" style:font-name-asian="Hiragino Maru Gothic Pro" style:font-size-asian="12pt" style:font-weight-asian="normal" style:font-size-complex="12pt" style:font-weight-complex="normal"/>
    </style:style>
    <style:style style:name="T6" style:family="text">
      <style:text-properties style:font-name="Arial" fo:font-size="9pt" style:font-name-asian="Arial" style:font-size-asian="9pt" style:font-size-complex="9pt"/>
    </style:style>
    <style:style style:name="T7" style:family="text">
      <style:text-properties style:font-name="Hiragino Maru Gothic Pro" fo:font-size="11pt" style:font-name-asian="Hiragino Maru Gothic Pro" style:font-size-asian="11pt" style:font-size-complex="11pt"/>
    </style:style>
    <style:style style:name="T8" style:family="text">
      <style:text-properties fo:font-size="11pt" style:font-name-asian="Hiragino Maru Gothic Pro" style:font-size-asian="11pt" style:font-size-complex="11pt"/>
    </style:style>
    <style:style style:name="T9" style:family="text">
      <style:text-properties fo:font-size="11pt" fo:font-weight="normal" style:font-name-asian="Hiragino Maru Gothic Pro" style:font-size-asian="11pt" style:font-weight-asian="normal" style:font-size-complex="11pt" style:font-weight-complex="normal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ize="9pt" fo:font-weight="normal" style:font-size-asian="9pt" style:font-weight-asian="normal" style:font-size-complex="9pt" style:font-weight-complex="normal"/>
    </style:style>
    <style:style style:name="T12" style:family="text">
      <style:text-properties fo:font-size="9pt" fo:font-style="italic" style:font-size-asian="9pt" style:font-style-asian="italic" style:font-size-complex="9pt" style:font-style-complex="italic"/>
    </style:style>
    <style:style style:name="Ru1" style:family="ruby">
      <style:ruby-properties style:ruby-align="center" style:ruby-position="abov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8">COMIDA - BEBIDA</text:p>
      <text:p text:style-name="P5"/>
      <text:p text:style-name="P5"/>
      <table:table table:name="Tabla392" table:style-name="Tabla392">
        <table:table-column table:style-name="Tabla392.A"/>
        <table:table-column table:style-name="Tabla392.B"/>
        <table:table-column table:style-name="Tabla392.C"/>
        <table:table-column table:style-name="Tabla392.D"/>
        <table:table-row>
          <table:table-cell table:style-name="Tabla392.A1" table:number-rows-spanned="2" office:value-type="string">
            <text:p text:style-name="P10">油</text:p>
          </table:table-cell>
          <table:table-cell table:style-name="Tabla392.A1" office:value-type="string">
            <text:p text:style-name="P15">あぶら</text:p>
          </table:table-cell>
          <table:table-cell table:style-name="Tabla392.A1" office:value-type="string">
            <text:p text:style-name="P9"><text:ruby text:style-name="Ru1"><text:ruby-base><text:span text:style-name="T8">油</text:span></text:ruby-base><text:ruby-text>あぶら</text:ruby-text></text:ruby><text:span text:style-name="T10"> <text:s text:c="24"/>aceite</text:span></text:p>
          </table:table-cell>
          <table:table-cell table:style-name="Tabla392.D1" office:value-type="string">
            <text:p text:style-name="P13"><text:s text:c="8"/></text:p>
          </table:table-cell>
        </table:table-row>
        <table:table-row>
          <table:covered-table-cell/>
          <table:table-cell table:style-name="Tabla392.B2" office:value-type="string">
            <text:p text:style-name="P15">ユ</text:p>
          </table:table-cell>
          <table:table-cell table:style-name="Tabla392.B2" office:value-type="string">
            <text:p text:style-name="P18"><text:ruby text:style-name="Ru1"><text:ruby-base><text:span text:style-name="T8">石</text:span></text:ruby-base><text:ruby-text>せき</text:ruby-text></text:ruby><text:ruby text:style-name="Ru1"><text:ruby-base><text:span text:style-name="T8">油</text:span></text:ruby-base><text:ruby-text>ゆ</text:ruby-text></text:ruby><text:span text:style-name="T10"> <text:s text:c="18"/>petróleo</text:span></text:p>
          </table:table-cell>
          <table:table-cell table:style-name="Tabla392.D2" office:value-type="string">
            <text:p text:style-name="P13"/>
          </table:table-cell>
        </table:table-row>
      </table:table>
      <text:p text:style-name="P3"/>
      <table:table table:name="Tabla116" table:style-name="Tabla116">
        <table:table-column table:style-name="Tabla116.A"/>
        <table:table-column table:style-name="Tabla116.B"/>
        <table:table-column table:style-name="Tabla116.C"/>
        <table:table-column table:style-name="Tabla116.D"/>
        <table:table-row>
          <table:table-cell table:style-name="Tabla116.A1" table:number-rows-spanned="2" office:value-type="string">
            <text:p text:style-name="P10">米</text:p>
          </table:table-cell>
          <table:table-cell table:style-name="Tabla116.A1" office:value-type="string">
            <text:p text:style-name="P15">こめ</text:p>
          </table:table-cell>
          <table:table-cell table:style-name="Tabla116.A1" office:value-type="string">
            <text:p text:style-name="P9"><text:ruby text:style-name="Ru1"><text:ruby-base><text:span text:style-name="T8">米</text:span></text:ruby-base><text:ruby-text>こめ</text:ruby-text></text:ruby><text:span text:style-name="T10"> <text:s text:c="24"/>arroz</text:span></text:p>
          </table:table-cell>
          <table:table-cell table:style-name="Tabla116.D1" office:value-type="string">
            <text:p text:style-name="P13"><text:s text:c="8"/></text:p>
          </table:table-cell>
        </table:table-row>
        <table:table-row>
          <table:covered-table-cell/>
          <table:table-cell table:style-name="Tabla116.B2" office:value-type="string">
            <text:p text:style-name="P15">ベイ</text:p>
          </table:table-cell>
          <table:table-cell table:style-name="Tabla116.B2" office:value-type="string">
            <text:p text:style-name="P9"><text:ruby text:style-name="Ru1"><text:ruby-base><text:span text:style-name="T8">米</text:span></text:ruby-base><text:ruby-text>べい</text:ruby-text></text:ruby><text:ruby text:style-name="Ru1"><text:ruby-base><text:span text:style-name="T8">国</text:span></text:ruby-base><text:ruby-text>こく</text:ruby-text></text:ruby><text:span text:style-name="T10"> <text:s text:c="18"/>EEUU</text:span></text:p>
          </table:table-cell>
          <table:table-cell table:style-name="Tabla116.D2" office:value-type="string">
            <text:p text:style-name="P13"/>
          </table:table-cell>
        </table:table-row>
      </table:table>
      <text:p text:style-name="P3"/>
      <table:table table:name="Tabla251" table:style-name="Tabla251">
        <table:table-column table:style-name="Tabla251.A"/>
        <table:table-column table:style-name="Tabla251.B"/>
        <table:table-column table:style-name="Tabla251.C"/>
        <table:table-column table:style-name="Tabla251.D"/>
        <table:table-row>
          <table:table-cell table:style-name="Tabla251.A1" table:number-rows-spanned="2" office:value-type="string">
            <text:p text:style-name="P10">酒</text:p>
          </table:table-cell>
          <table:table-cell table:style-name="Tabla251.A1" office:value-type="string">
            <text:p text:style-name="P15">さけ</text:p>
          </table:table-cell>
          <table:table-cell table:style-name="Tabla251.A1" office:value-type="string">
            <text:p text:style-name="P9"><text:ruby text:style-name="Ru1"><text:ruby-base><text:span text:style-name="T8">酒</text:span></text:ruby-base><text:ruby-text>さけ</text:ruby-text></text:ruby><text:span text:style-name="T10"> <text:s text:c="24"/>alcohol</text:span></text:p>
          </table:table-cell>
          <table:table-cell table:style-name="Tabla251.D1" office:value-type="string">
            <text:p text:style-name="P13"/>
          </table:table-cell>
        </table:table-row>
        <table:table-row>
          <table:covered-table-cell/>
          <table:table-cell table:style-name="Tabla251.B2" office:value-type="string">
            <text:p text:style-name="P15">シュ</text:p>
          </table:table-cell>
          <table:table-cell table:style-name="Tabla251.B2" office:value-type="string">
            <text:p text:style-name="P9"><text:ruby text:style-name="Ru1"><text:ruby-base><text:span text:style-name="T8">洋</text:span></text:ruby-base><text:ruby-text>よう</text:ruby-text></text:ruby><text:ruby text:style-name="Ru1"><text:ruby-base><text:span text:style-name="T8">酒</text:span></text:ruby-base><text:ruby-text>しゅ</text:ruby-text></text:ruby><text:span text:style-name="T10"> <text:s text:c="2"/>alcohol occidental</text:span></text:p>
          </table:table-cell>
          <table:table-cell table:style-name="Tabla251.D2" office:value-type="string">
            <text:p text:style-name="P13"/>
          </table:table-cell>
        </table:table-row>
      </table:table>
      <text:p text:style-name="P1"/>
      <table:table table:name="Tabla166" table:style-name="Tabla166">
        <table:table-column table:style-name="Tabla166.A"/>
        <table:table-column table:style-name="Tabla166.B"/>
        <table:table-column table:style-name="Tabla166.C"/>
        <table:table-column table:style-name="Tabla166.D"/>
        <table:table-row>
          <table:table-cell table:style-name="Tabla166.A1" table:number-rows-spanned="2" office:value-type="string">
            <text:p text:style-name="P10">肉</text:p>
          </table:table-cell>
          <table:table-cell table:style-name="Tabla166.A1" table:number-rows-spanned="2" office:value-type="string">
            <text:p text:style-name="P15">ニク</text:p>
          </table:table-cell>
          <table:table-cell table:style-name="Tabla166.A1" office:value-type="string">
            <text:p text:style-name="P9"><text:ruby text:style-name="Ru1"><text:ruby-base><text:span text:style-name="T8">肉</text:span></text:ruby-base><text:ruby-text>にく</text:ruby-text></text:ruby><text:span text:style-name="T10"> <text:s text:c="27"/>carne</text:span></text:p>
          </table:table-cell>
          <table:table-cell table:style-name="Tabla166.D1" office:value-type="string">
            <text:p text:style-name="P13"><text:ruby text:style-name="Ru1"><text:ruby-base><text:span text:style-name="T7">肉</text:span></text:ruby-base><text:ruby-text>にく</text:ruby-text></text:ruby><text:ruby text:style-name="Ru1"><text:ruby-base><text:span text:style-name="T7">体</text:span></text:ruby-base><text:ruby-text>たい</text:ruby-text></text:ruby><text:span text:style-name="T6"> <text:s text:c="6"/>carne del cuerpo</text:span></text:p>
          </table:table-cell>
        </table:table-row>
        <table:table-row>
          <table:covered-table-cell/>
          <table:covered-table-cell/>
          <table:table-cell table:style-name="Tabla166.C2" office:value-type="string">
            <text:p text:style-name="P14"><text:span text:style-name="T8">ぶた</text:span><text:ruby text:style-name="Ru1"><text:ruby-base><text:span text:style-name="T8">肉</text:span></text:ruby-base><text:ruby-text>にく</text:ruby-text></text:ruby><text:span text:style-name="T10"> <text:s text:c="3"/>carne de cerdo</text:span></text:p>
          </table:table-cell>
          <table:table-cell table:style-name="Tabla166.D2" office:value-type="string">
            <text:p text:style-name="P14"><text:span text:style-name="T3">きん</text:span><text:ruby text:style-name="Ru1"><text:ruby-base><text:span text:style-name="T3">肉</text:span></text:ruby-base><text:ruby-text>にく</text:ruby-text></text:ruby><text:span text:style-name="T2"> 　 <text:s text:c="11"/></text:span><text:span text:style-name="T10">músculo</text:span></text:p>
          </table:table-cell>
        </table:table-row>
      </table:table>
      <text:p text:style-name="P4"/>
      <table:table table:name="Tabla304" table:style-name="Tabla304">
        <table:table-column table:style-name="Tabla304.A"/>
        <table:table-column table:style-name="Tabla304.B"/>
        <table:table-column table:style-name="Tabla304.C"/>
        <table:table-column table:style-name="Tabla304.D"/>
        <table:table-row>
          <table:table-cell table:style-name="Tabla304.A1" table:number-rows-spanned="2" office:value-type="string">
            <text:p text:style-name="P11">実</text:p>
          </table:table-cell>
          <table:table-cell table:style-name="Tabla304.A1" office:value-type="string">
            <text:p text:style-name="P16">み</text:p>
          </table:table-cell>
          <table:table-cell table:style-name="Tabla304.A1" office:value-type="string">
            <text:p text:style-name="P14"><text:ruby text:style-name="Ru1"><text:ruby-base><text:span text:style-name="T8">実</text:span></text:ruby-base><text:ruby-text>み</text:ruby-text></text:ruby><text:span text:style-name="T10"> 　 <text:s text:c="7"/>fruto (genérico) <text:s text:c="22"/></text:span></text:p>
          </table:table-cell>
          <table:table-cell table:style-name="Tabla304.D1" office:value-type="string">
            <text:p text:style-name="P19"/>
          </table:table-cell>
        </table:table-row>
        <table:table-row>
          <table:covered-table-cell/>
          <table:table-cell table:style-name="Tabla304.A2" office:value-type="string">
            <text:p text:style-name="P16">ジツ</text:p>
          </table:table-cell>
          <table:table-cell table:style-name="Tabla304.C2" office:value-type="string">
            <text:p text:style-name="P14"><text:ruby text:style-name="Ru1"><text:ruby-base><text:span text:style-name="T8">事</text:span></text:ruby-base><text:ruby-text>じ</text:ruby-text></text:ruby><text:ruby text:style-name="Ru1"><text:ruby-base><text:span text:style-name="T8">実</text:span></text:ruby-base><text:ruby-text>じつ</text:ruby-text></text:ruby><text:span text:style-name="T10"> <text:s text:c="5"/>hecho verdadero</text:span></text:p>
          </table:table-cell>
          <table:table-cell table:style-name="Tabla304.D2" office:value-type="string">
            <text:p text:style-name="P17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able:table table:name="Tabla383" table:style-name="Tabla383">
        <table:table-column table:style-name="Tabla383.A"/>
        <table:table-column table:style-name="Tabla383.B"/>
        <table:table-column table:style-name="Tabla383.C"/>
        <table:table-column table:style-name="Tabla383.D"/>
        <table:table-row>
          <table:table-cell table:style-name="Tabla383.A1" table:number-rows-spanned="2" office:value-type="string">
            <text:p text:style-name="P10">豆</text:p>
          </table:table-cell>
          <table:table-cell table:style-name="Tabla383.A1" office:value-type="string">
            <text:p text:style-name="P15">まめ</text:p>
          </table:table-cell>
          <table:table-cell table:style-name="Tabla383.A1" office:value-type="string">
            <text:p text:style-name="P9"><text:ruby text:style-name="Ru1"><text:ruby-base><text:span text:style-name="T8">豆</text:span></text:ruby-base><text:ruby-text>まめ</text:ruby-text></text:ruby><text:span text:style-name="T10"> <text:s text:c="19"/>legumbres</text:span></text:p>
          </table:table-cell>
          <table:table-cell table:style-name="Tabla383.D1" office:value-type="string">
            <text:p text:style-name="P13"/>
          </table:table-cell>
        </table:table-row>
        <table:table-row>
          <table:covered-table-cell/>
          <table:table-cell table:style-name="Tabla383.A2" office:value-type="string">
            <text:p text:style-name="P7">トウ</text:p>
          </table:table-cell>
          <table:table-cell table:style-name="Tabla383.C2" office:value-type="string">
            <text:p text:style-name="P14"><text:ruby text:style-name="Ru1"><text:ruby-base><text:span text:style-name="T8">豆</text:span></text:ruby-base><text:ruby-text>とう</text:ruby-text></text:ruby><text:span text:style-name="T8">ふ</text:span><text:span text:style-name="T10"> <text:s text:c="24"/></text:span><text:span text:style-name="T12"><text:s/>tofu</text:span></text:p>
          </table:table-cell>
          <table:table-cell table:style-name="Tabla383.D2" office:value-type="string">
            <text:p text:style-name="P14"><text:span text:style-name="T8">なっ</text:span><text:ruby text:style-name="Ru1"><text:ruby-base><text:span text:style-name="T8">豆</text:span></text:ruby-base><text:ruby-text>とう</text:ruby-text></text:ruby><text:span text:style-name="T10"> <text:s text:c="20"/></text:span><text:span text:style-name="T12">nattō</text:span></text:p>
          </table:table-cell>
        </table:table-row>
      </table:table>
      <text:p text:style-name="P3"/>
      <table:table table:name="Tabla417" table:style-name="Tabla417">
        <table:table-column table:style-name="Tabla417.A"/>
        <table:table-column table:style-name="Tabla417.B"/>
        <table:table-column table:style-name="Tabla417.C"/>
        <table:table-column table:style-name="Tabla417.D"/>
        <table:table-row>
          <table:table-cell table:style-name="Tabla417.A1" table:number-rows-spanned="2" office:value-type="string">
            <text:p text:style-name="P10">薬</text:p>
          </table:table-cell>
          <table:table-cell table:style-name="Tabla417.A1" office:value-type="string">
            <text:p text:style-name="P15">くすり</text:p>
          </table:table-cell>
          <table:table-cell table:style-name="Tabla417.A1" office:value-type="string">
            <text:p text:style-name="P9"><text:ruby text:style-name="Ru1"><text:ruby-base><text:span text:style-name="T8">薬</text:span></text:ruby-base><text:ruby-text>くすり</text:ruby-text></text:ruby><text:span text:style-name="T10"> <text:s text:c="19"/>medicina</text:span></text:p>
          </table:table-cell>
          <table:table-cell table:style-name="Tabla417.D1" office:value-type="string">
            <text:p text:style-name="P13"/>
          </table:table-cell>
        </table:table-row>
        <table:table-row>
          <table:covered-table-cell/>
          <table:table-cell table:style-name="Tabla417.A2" office:value-type="string">
            <text:p text:style-name="P15">ヤク</text:p>
          </table:table-cell>
          <table:table-cell table:style-name="Tabla417.A2" office:value-type="string">
            <text:p text:style-name="P9"><text:ruby text:style-name="Ru1"><text:ruby-base><text:span text:style-name="T8">薬</text:span></text:ruby-base><text:ruby-text>やく</text:ruby-text></text:ruby><text:ruby text:style-name="Ru1"><text:ruby-base><text:span text:style-name="T8">品</text:span></text:ruby-base><text:ruby-text>ひん</text:ruby-text></text:ruby><text:span text:style-name="T10"> <text:s text:c="5"/></text:span></text:p>
            <text:p text:style-name="P22"><text:s text:c="4"/>componente (medicina)</text:p>
          </table:table-cell>
          <table:table-cell table:style-name="Tabla417.D2" office:value-type="string">
            <text:p text:style-name="P13"><text:ruby text:style-name="Ru1"><text:ruby-base><text:span text:style-name="T8">農</text:span></text:ruby-base><text:ruby-text>のう</text:ruby-text></text:ruby><text:ruby text:style-name="Ru1"><text:ruby-base><text:span text:style-name="T8">薬</text:span></text:ruby-base><text:ruby-text>やく</text:ruby-text></text:ruby><text:span text:style-name="T10"> <text:s text:c="19"/>pesticida</text:span></text:p>
          </table:table-cell>
        </table:table-row>
      </table:table>
      <text:p text:style-name="P1"/>
      <table:table table:name="Tabla316" table:style-name="Tabla316">
        <table:table-column table:style-name="Tabla316.A"/>
        <table:table-column table:style-name="Tabla316.B"/>
        <table:table-column table:style-name="Tabla316.C"/>
        <table:table-column table:style-name="Tabla316.D"/>
        <table:table-row>
          <table:table-cell table:style-name="Tabla316.A1" table:number-rows-spanned="2" office:value-type="string">
            <text:p text:style-name="P10">味</text:p>
          </table:table-cell>
          <table:table-cell table:style-name="Tabla316.A1" office:value-type="string">
            <text:p text:style-name="P12">あじ</text:p>
          </table:table-cell>
          <table:table-cell table:style-name="Tabla316.C1" office:value-type="string">
            <text:p text:style-name="P20"><text:ruby text:style-name="Ru1"><text:ruby-base><text:span text:style-name="T7">味</text:span></text:ruby-base><text:ruby-text>あじ</text:ruby-text></text:ruby><text:span text:style-name="T6"> <text:s text:c="27"/>sabor <text:s text:c="5"/></text:span></text:p>
          </table:table-cell>
          <table:table-cell table:style-name="Tabla316.D1" office:value-type="string">
            <text:p text:style-name="P9"/>
          </table:table-cell>
        </table:table-row>
        <table:table-row>
          <table:covered-table-cell/>
          <table:table-cell table:style-name="Tabla316.A2" office:value-type="string">
            <text:p text:style-name="P12">ミ</text:p>
          </table:table-cell>
          <table:table-cell table:style-name="Tabla316.A2" office:value-type="string">
            <text:p text:style-name="P9"><text:ruby text:style-name="Ru1"><text:ruby-base><text:span text:style-name="T7">味</text:span></text:ruby-base><text:ruby-text>み</text:ruby-text></text:ruby><text:span text:style-name="T7">かく</text:span><text:span text:style-name="T10"> <text:s/>sentido del gusto</text:span></text:p>
          </table:table-cell>
          <table:table-cell table:style-name="Tabla316.D2" office:value-type="string">
            <text:p text:style-name="P9"/>
          </table:table-cell>
        </table:table-row>
      </table:table>
      <text:p text:style-name="P3"/>
      <table:table table:name="Tabla158" table:style-name="Tabla158">
        <table:table-column table:style-name="Tabla158.A"/>
        <table:table-column table:style-name="Tabla158.B"/>
        <table:table-column table:style-name="Tabla158.C"/>
        <table:table-column table:style-name="Tabla158.D"/>
        <table:table-row>
          <table:table-cell table:style-name="Tabla158.A1" office:value-type="string">
            <text:p text:style-name="P10">麦</text:p>
          </table:table-cell>
          <table:table-cell table:style-name="Tabla158.A1" office:value-type="string">
            <text:p text:style-name="P15">むぎ</text:p>
          </table:table-cell>
          <table:table-cell table:style-name="Tabla158.A1" office:value-type="string">
            <text:p text:style-name="P9"><text:ruby text:style-name="Ru1"><text:ruby-base><text:span text:style-name="T8">麦</text:span></text:ruby-base><text:ruby-text>むぎ</text:ruby-text></text:ruby><text:span text:style-name="T10"> <text:s text:c="29"/>trigo</text:span></text:p>
          </table:table-cell>
          <table:table-cell table:style-name="Tabla158.D1" office:value-type="string">
            <text:p text:style-name="P13"><text:ruby text:style-name="Ru1"><text:ruby-base><text:span text:style-name="T8">麦</text:span></text:ruby-base><text:ruby-text>むぎ</text:ruby-text></text:ruby><text:ruby text:style-name="Ru1"><text:ruby-base><text:span text:style-name="T8">茶</text:span></text:ruby-base><text:ruby-text>ちゃ</text:ruby-text></text:ruby><text:span text:style-name="T10"> <text:s text:c="17"/>té de trigo</text:span></text:p>
          </table:table-cell>
        </table:table-row>
      </table:table>
      <text:p text:style-name="P1"/>
      <table:table table:name="Tabla173" table:style-name="Tabla173">
        <table:table-column table:style-name="Tabla173.A"/>
        <table:table-column table:style-name="Tabla173.B"/>
        <table:table-column table:style-name="Tabla173.C"/>
        <table:table-column table:style-name="Tabla173.D"/>
        <table:table-row>
          <table:table-cell table:style-name="Tabla173.A1" table:number-rows-spanned="2" office:value-type="string">
            <text:p text:style-name="P11">茶</text:p>
          </table:table-cell>
          <table:table-cell table:style-name="Tabla173.A1" office:value-type="string">
            <text:p text:style-name="P15">チャ</text:p>
          </table:table-cell>
          <table:table-cell table:style-name="Tabla173.A1" office:value-type="string">
            <text:p text:style-name="P9"><text:ruby text:style-name="Ru1"><text:ruby-base><text:span text:style-name="T8">茶</text:span></text:ruby-base><text:ruby-text>ちゃ</text:ruby-text></text:ruby><text:span text:style-name="T10"> <text:s text:c="33"/>té</text:span></text:p>
          </table:table-cell>
          <table:table-cell table:style-name="Tabla173.D1" office:value-type="string">
            <text:p text:style-name="P21"><text:ruby text:style-name="Ru1"><text:ruby-base><text:span text:style-name="T9">茶</text:span></text:ruby-base><text:ruby-text>ちゃ</text:ruby-text></text:ruby><text:ruby text:style-name="Ru1"><text:ruby-base><text:span text:style-name="T9">色</text:span></text:ruby-base><text:ruby-text>いろ</text:ruby-text></text:ruby><text:span text:style-name="T9">い</text:span><text:span text:style-name="T11"> <text:s text:c="8"/>color marrón</text:span><text:span text:style-name="T10"> <text:s text:c="9"/></text:span></text:p>
          </table:table-cell>
        </table:table-row>
        <table:table-row>
          <table:covered-table-cell/>
          <table:table-cell table:style-name="Tabla173.A2" office:value-type="string">
            <text:p text:style-name="P16">サ</text:p>
          </table:table-cell>
          <table:table-cell table:style-name="Tabla173.C2" office:value-type="string">
            <text:p text:style-name="P14"><text:ruby text:style-name="Ru1"><text:ruby-base><text:span text:style-name="T8">茶</text:span></text:ruby-base><text:ruby-text>さ</text:ruby-text></text:ruby><text:ruby text:style-name="Ru1"><text:ruby-base><text:span text:style-name="T8">道</text:span></text:ruby-base><text:ruby-text>どう</text:ruby-text></text:ruby><text:span text:style-name="T10"> <text:s text:c="5"/>ceremonia del té</text:span></text:p>
          </table:table-cell>
          <table:table-cell table:style-name="Tabla173.D2" office:value-type="string">
            <text:p text:style-name="P17">　 <text:s text:c="5"/></text:p>
          </table:table-cell>
        </table:table-row>
      </table:table>
      <text:p text:style-name="P3"/>
      <text:p text:style-name="P3"/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3" svg:font-family="Arial"/>
    <style:font-face style:name="HiraKakuProN-W3" svg:font-family="HiraKakuProN-W3"/>
    <style:font-face style:name="HiraMaruPro-W4" svg:font-family="HiraMaruPro-W4"/>
    <style:font-face style:name="Lucida Sans1" svg:font-family="'Lucida Sans'"/>
    <style:font-face style:name="OpenSymbol" svg:font-family="OpenSymbol"/>
    <style:font-face style:name="SimSun" svg:font-family="SimSun"/>
    <style:font-face style:name="Arial2" svg:font-family="Arial" style:font-family-generic="swiss"/>
    <style:font-face style:name="ArialMT" svg:font-family="ArialMT" style:font-family-generic="swiss"/>
    <style:font-face style:name="Courier" svg:font-family="Courier" style:font-family-generic="modern" style:font-pitch="fixed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iragino Maru Gothic Pro" svg:font-family="'Hiragino Maru Gothic Pro'" style:font-family-generic="swiss" style:font-pitch="variable"/>
    <style:font-face style:name="MS PGothic" svg:font-family="'MS PGothic'" style:font-family-generic="swiss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ja" style:country-asian="JP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asian="SimSun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name-asian="SimSun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SimSun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73cm" fo:margin-bottom="0.766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 ^^</meta:initial-creator>
    <meta:creation-date>2011-04-09T11:49:25</meta:creation-date>
    <meta:generator>OpenOffice/4.0.1$Unix OpenOffice.org_project/401m5$Build-9714</meta:generator>
    <meta:editing-cycles>555</meta:editing-cycles>
    <meta:editing-duration>P12DT4H55M19S</meta:editing-duration>
    <dc:date>2014-03-20T11:36:54</dc:date>
    <meta:print-date>2014-03-17T23:59:17</meta:print-date>
    <dc:creator>manu tero</dc:creator>
    <meta:printed-by>manu tero</meta:printed-by>
    <meta:document-statistic meta:table-count="10" meta:image-count="0" meta:object-count="0" meta:page-count="1" meta:paragraph-count="58" meta:word-count="132" meta:character-count="840"/>
  </office:meta>
</office:document-meta>
</file>